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Heading_20_2">
      <style:paragraph-properties fo:break-before="page"/>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style:font-name="Liberation Sans1" style:font-name-asian="DejaVu Sans" style:font-name-complex="Lohit Hindi"/>
    </style:style>
    <style:style style:name="P17" style:family="paragraph" style:parent-style-name="Text_20_body" style:list-style-name="L1">
      <style:text-properties style:font-name="Liberation Sans1" style:font-name-asian="DejaVu Sans" style:font-name-complex="Lohit Hindi"/>
    </style:style>
    <style:style style:name="P18" style:family="paragraph" style:parent-style-name="Text_20_body" style:list-style-name="L2">
      <style:text-properties style:font-name="Liberation Sans1" style:font-name-asian="DejaVu Sans" style:font-name-complex="Lohit Hindi"/>
    </style:style>
    <style:style style:name="P19" style:family="paragraph" style:parent-style-name="Text_20_body" style:list-style-name="L3">
      <style:text-properties style:font-name="Liberation Sans1" style:font-name-asian="DejaVu Sans" style:font-name-complex="Lohit Hindi"/>
    </style:style>
    <style:style style:name="P2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1"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list-style-name="L5"/>
    <style:style style:name="P24" style:family="paragraph" style:parent-style-name="Text_20_body" style:list-style-name="L7"/>
    <style:style style:name="P25" style:family="paragraph" style:parent-style-name="Text_20_body">
      <style:text-properties fo:font-style="normal" style:font-style-asian="normal" style:font-style-complex="normal"/>
    </style:style>
    <style:style style:name="P26" style:family="paragraph" style:parent-style-name="Text_20_body" style:list-style-name="L7">
      <style:text-properties fo:font-style="normal" style:font-style-asian="normal" style:font-style-complex="normal"/>
    </style:style>
    <style:style style:name="P27" style:family="paragraph" style:parent-style-name="Text_20_body" style:list-style-name="L8">
      <style:text-properties fo:font-style="normal" style:font-style-asian="normal" style:font-style-complex="normal"/>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1"/>
    </style:style>
    <style:style style:name="T14" style:family="text">
      <style:text-properties style:font-weight-asian="bold"/>
    </style:style>
    <style:style style:name="T15"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title>Aprx 1.96 Manual</text:title></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4">1 <text:s/>What is APRX?<text:tab/> <text:s/>2</text:p>
          <text:p text:style-name="P14">2 <text:s/>Configuration Examples:<text:tab/> <text:s/>3</text:p>
          <text:p text:style-name="P15">2 <text:s/>Minimal configuration of Rx-iGate<text:tab/> <text:s/>3</text:p>
          <text:p text:style-name="P15">3 <text:s/>Minimal configuration APRS Digipeater<text:tab/> <text:s/>4</text:p>
          <text:p text:style-name="P15">4 <text:s/>Combined APRS Digipeater and Rx-iGate<text:tab/> <text:s/>5</text:p>
          <text:p text:style-name="P15">5 <text:s/>Doing Transmit-iGate<text:tab/> <text:s/>6</text:p>
          <text:p text:style-name="P15">6 <text:s/>Digipeater and Transmit-iGate<text:tab/> <text:s/>7</text:p>
          <text:p text:style-name="P15">7 <text:s/>A Fill-in Digipeater<text:tab/> <text:s/>8</text:p>
          <text:p text:style-name="P15">8 <text:s/>Using multiple radios<text:tab/> <text:s/>9</text:p>
          <text:p text:style-name="P15">9 <text:s/>A Digipeater with Multiple Radios<text:tab/> <text:s/>10</text:p>
          <text:p text:style-name="P15">10 <text:s/>A Bi-directional Cross-band Digipeater<text:tab/> <text:s/>11</text:p>
          <text:p text:style-name="P15">11 <text:s/>Limited Service Area Digipeater<text:tab/> <text:s/>12</text:p>
          <text:p text:style-name="P14">3 <text:s/>Configuration in details<text:tab/> <text:s/>13</text:p>
          <text:p text:style-name="P15">1 <text:s/>The “mycall” parameter<text:tab/> <text:s/>13</text:p>
          <text:p text:style-name="P15">2 <text:s/>The “&lt;aprsis&gt;” section<text:tab/> <text:s/>13</text:p>
          <text:p text:style-name="P15">3 <text:s/>The “&lt;logging&gt;” section<text:tab/> <text:s/>14</text:p>
          <text:p text:style-name="P15">4 <text:s/>The “&lt;interface&gt;” sections<text:tab/> <text:s/>14</text:p>
          <text:p text:style-name="P15">5 <text:s/>The “&lt;beacon&gt;” sections<text:tab/> <text:s/>15</text:p>
          <text:p text:style-name="P15">6 <text:s/>The “&lt;digipeater&gt;” sections<text:tab/> <text:s/>15</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2</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17">APRS iGate</text:p>
        </text:list-item>
        <text:list-item>
          <text:p text:style-name="P17">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100 MB ramdisk,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
      <text:list xml:id="list1975490593" text:continue-list="list1976507326" text:style-name="Outline">
        <text:list-item>
          <text:h text:style-name="P12" text:outline-level="1">Configuration Examples:</text:h>
          <text:list text:style-name="Numbering_20_2">
            <text:list-item>
              <text:h text:style-name="Heading_20_2" text:outline-level="2"><text:span text:style-name="T2">Minimal </text:span>configuration<text:span text:style-name="T2"> of Rx-iGate</text:span></text:h>
            </text:list-item>
          </text:list>
        </text:list-item>
      </text:list>
      <text:p text:style-name="P8">To make a receive-only iGate, <text:s/>you need simply to configure:</text:p>
      <text:list xml:id="list353296707" text:style-name="L2">
        <text:list-item>
          <text:p text:style-name="P18">mycall parameter</text:p>
        </text:list-item>
        <text:list-item>
          <text:p text:style-name="P18">APRSIS network connection</text:p>
        </text:list-item>
        <text:list-item>
          <text:p text:style-name="P18">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
      <text:list xml:id="list1249999985" text:continue-list="list1975490593" text:style-name="Numbering_20_2">
        <text:list-item>
          <text:list>
            <text:list-item>
              <text:h text:style-name="P13" text:outline-level="2">Minimal configuration APRS Digipeater</text:h>
            </text:list-item>
          </text:list>
        </text:list-item>
      </text:list>
      <text:p text:style-name="P8">To make a single interface digipeater, you will need:</text:p>
      <text:list xml:id="list571959588" text:style-name="L3">
        <text:list-item>
          <text:p text:style-name="P19">mycall parameter</text:p>
        </text:list-item>
        <text:list-item>
          <text:p text:style-name="P19">&lt;interface&gt; definition</text:p>
        </text:list-item>
        <text:list-item>
          <text:p text:style-name="P19">&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p text:style-name="P9"/>
      <text:list xml:id="list1070211326" text:continue-list="list1249999985" text:style-name="Numbering_20_2">
        <text:list-item>
          <text:list>
            <text:list-item>
              <text:h text:style-name="P13"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
      <text:p text:style-name="P9"/>
      <text:list xml:id="list1823730296" text:continue-numbering="true" text:style-name="Numbering_20_2">
        <text:list-item>
          <text:list>
            <text:list-item>
              <text:h text:style-name="P13" text:outline-level="2">Doing Transmit-iGate</text:h>
            </text:list-item>
          </text:list>
        </text:list-item>
      </text:list>
      <text:p text:style-name="P9"/>
      <text:p text:style-name="P10">At the time of the writing, doing Tx-iGate is still lacking some bits necessary for full function.</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text:tab/>APRSIS</text:p>
      <text:p text:style-name="P3"><text:tab/><text:tab/><text:tab/>digi-mode<text:tab/><text:tab/>3rd-party</text:p>
      <text:p text:style-name="P3"><text:tab/><text:tab/><text:tab/>filter<text:tab/><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919128401" text:continue-numbering="true" text:style-name="Numbering_20_2">
        <text:list-item>
          <text:list>
            <text:list-item>
              <text:h text:style-name="P13"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632970604" text:continue-numbering="true" text:style-name="Numbering_20_2">
        <text:list-item>
          <text:list>
            <text:list-item>
              <text:h text:style-name="P13"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digipeating.</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169652014" text:continue-numbering="true" text:style-name="Numbering_20_2">
        <text:list-item>
          <text:list>
            <text:list-item>
              <text:h text:style-name="P13" text:outline-level="2">Using multiple radios</text:h>
            </text:list-item>
          </text:list>
        </text:list-item>
      </text:list>
      <text:p text:style-name="P9">There is no fixed limit on number of radio interfaces that you can use, however of them only one can use the default callsign from “$mycall” macro:</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1">On Linux: Any AX.25 network attached devices</text:p>
        </text:list-item>
        <text:list-item>
          <text:p text:style-name="P21">On any POSIX system: any serial ports available through “tty” interfaces</text:p>
        </text:list-item>
        <text:list-item>
          <text:p text:style-name="P21">Remote network terminal server serial ports over TCP/IP networking</text:p>
        </text:list-item>
      </text:list>
      <text:p text:style-name="P9"/>
      <text:p text:style-name="P9">On serial ports, following protocols can be used:</text:p>
      <text:list xml:id="list777700585" text:style-name="L5">
        <text:list-item>
          <text:p text:style-name="P23"><text:span text:style-name="T7">Plain basic </text:span><text:span text:style-name="T8">KISS</text:span><text:span text:style-name="T7">: Binary transparent, decently quick.</text:span></text:p>
        </text:list-item>
        <text:list-item>
          <text:p text:style-name="P23"><text:span text:style-name="T8">SMACK</text:span><text:span text:style-name="T7">: A CRC16 two-byte CRC checksum on serial port KISS communication. <text:s/>Recommended mode for KISS operation.</text:span></text:p>
        </text:list-item>
        <text:list-item>
          <text:p text:style-name="P23"><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
      <text:list xml:id="list902798876" text:continue-list="list169652014" text:style-name="Numbering_20_2">
        <text:list-item>
          <text:list>
            <text:list-item>
              <text:h text:style-name="P13"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2</text:p>
      <text:p text:style-name="P3"><text:tab/><text:tab/>&lt;/source&gt;</text:p>
      <text:p text:style-name="P3"><text:tab/><text:tab/>&lt;source&gt;</text:p>
      <text:p text:style-name="P3"><text:tab/><text:tab/><text:tab/>source <text:s/>N0CALL-3</text:p>
      <text:p text:style-name="P3"><text:tab/><text:tab/>&lt;/source&gt;</text:p>
      <text:p text:style-name="P4"><text:tab/>&lt;/digipeater&gt;</text:p>
      <text:p text:style-name="P5"/>
      <text:p text:style-name="P9"/>
      <text:p text:style-name="P9">Adding there a source of APRSIS will merge in Tx-iGate function, as shown before.</text:p>
      <text:p text:style-name="P9">It is trivial to make a multiple receiver, single transmitter APRS Digipeater with this.</text:p>
      <text:p text:style-name="P9"/>
      <text:list xml:id="list2016319549" text:continue-numbering="true" text:style-name="Numbering_20_2">
        <text:list-item>
          <text:list>
            <text:list-item>
              <text:h text:style-name="P13"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list xml:id="list1652388033" text:continue-numbering="true" text:style-name="Numbering_20_2">
        <text:list-item>
          <text:list>
            <text:list-item>
              <text:h text:style-name="P13"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text:tab/>filter<text:tab/>t/m<text:tab/><text:tab/># All messages (positionless)</text:p>
      <text:p text:style-name="P4"><text:tab/><text:tab/><text:tab/>filter<text:tab/>a/60/23/59/25.20</text:p>
      <text:p text:style-name="P4"><text:tab/><text:tab/><text:tab/>filter<text:tab/>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ts.</text:p>
      <text:p text:style-name="P9"/>
      <text:list xml:id="list852385335" text:continue-list="list1652388033"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2">mycall </text:p>
        </text:list-item>
        <text:list-item>
          <text:p text:style-name="P22">&lt;aprsis&gt;</text:p>
        </text:list-item>
        <text:list-item>
          <text:p text:style-name="P22">&lt;logging&gt;</text:p>
        </text:list-item>
        <text:list-item>
          <text:p text:style-name="P22">&lt;interface&gt;</text:p>
        </text:list-item>
        <text:list-item>
          <text:p text:style-name="P22">&lt;digipeater&gt;</text:p>
        </text:list-item>
      </text:list>
      <text:p text:style-name="P9"/>
      <text:list xml:id="list879468180" text:style-name="Numbering_20_2">
        <text:list-item>
          <text:h text:style-name="Heading_20_2" text:outline-level="2">The “mycall” parameter</text:h>
        </text:list-item>
      </text:list>
      <text:p text:style-name="P9"/>
      <text:p text:style-name="P9">The “mycall” is just one global definition to help default configuration to be minimalistic by not needing copying your callsign all over the place in the usual case of single radio interface setup.</text:p>
      <text:p text:style-name="P9"/>
      <text:list xml:id="list1627908354" text:continue-numbering="true" text:style-name="Numbering_20_2">
        <text:list-item>
          <text:h text:style-name="Heading_20_2"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4">login <text:span text:style-name="T11">callsign</text:span></text:p>
        </text:list-item>
        <text:list-item>
          <text:p text:style-name="P26">heartbeat-timeout <text:span text:style-name="T11">interval-definition</text:span></text:p>
        </text:list-item>
        <text:list-item>
          <text:p text:style-name="P26">filter <text:span text:style-name="T11">adjunct-filter-entry</text:span></text:p>
        </text:list-item>
      </text:list>
      <text:p text:style-name="P25"><text:span text:style-name="T12"/></text:p>
      <text:p text:style-name="P25"><text:soft-page-break/>The <text:span text:style-name="T11">login</text:span> defaults to global <text:span text:style-name="T11">$mycall</text:span>, thus it is not necessary to define.</text:p>
      <text:p text:style-name="P25">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5"/>
      <text:p text:style-name="P25">The <text:s/>“<text:span text:style-name="T11">filter ...</text:span>” <text:s text:c="2"/>entries are concatenated, and given to APRSIS server as adjunct filter definitions. <text:s/>For more information about their syntax, see: </text:p>
      <text:p text:style-name="P25"><text:tab/><text:a xlink:type="simple" xlink:href="http://www.aprs-is.net/javAPRSFilter.aspx"><text:span text:style-name="T13">http://www.aprs-is.net/javAPRSFilter.aspx</text:span></text:a></text:p>
      <text:p text:style-name="P25"/>
      <text:list xml:id="list101916883" text:continue-list="list1627908354" text:style-name="Numbering_20_2">
        <text:list-item>
          <text:h text:style-name="Heading_20_2" text:outline-level="2">The “&lt;logging&gt;” section</text:h>
        </text:list-item>
      </text:list>
      <text:p text:style-name="Text_20_body">The Aprx can log every kind of event happening, mainly you will be interested in <text:span text:style-name="T11">rflog</text:span><text:span text:style-name="T12">, and </text:span><text:span text:style-name="T11">aprxlog</text:span><text:span text:style-name="T12">.</text:span></text:p>
      <text:p text:style-name="Text_20_body"><text:span text:style-name="T1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28">aprxlog <text:span text:style-name="T11">filename</text:span></text:p>
        </text:list-item>
        <text:list-item>
          <text:p text:style-name="P28"><text:span text:style-name="T12">rflog </text:span><text:span text:style-name="T11">filename</text:span></text:p>
        </text:list-item>
        <text:list-item>
          <text:p text:style-name="P28"><text:span text:style-name="T12">pidfile </text:span><text:span text:style-name="T11">filename</text:span></text:p>
        </text:list-item>
        <text:list-item>
          <text:p text:style-name="P27">erlangfile <text:span text:style-name="T11">filename</text:span></text:p>
        </text:list-item>
        <text:list-item>
          <text:p text:style-name="P27">erlang-loglevel <text:span text:style-name="T11">loglevel</text:span></text:p>
        </text:list-item>
        <text:list-item>
          <text:p text:style-name="P2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240516343" text:continue-list="list101916883" text:style-name="Numbering_20_2">
        <text:list-item>
          <text:h text:style-name="Heading_20_2"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29"><text:soft-page-break/>Linux AX.25 devices (ax25-device)</text:p>
        </text:list-item>
        <text:list-item>
          <text:p text:style-name="P29">Generic POSIX serial ports (serial-device)</text:p>
        </text:list-item>
        <text:list-item>
          <text:p text:style-name="P2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text:p>
      <text:p text:style-name="Text_20_body">On Linux systems the kernel AX.25 network devices are also available, and Aprx integrates fully with kernel AX.25 networking.</text:p>
      <text:p text:style-name="P31">Each interface needs a unique callsign and to help the most common case of single radio interface, it defaults to one defined with <text:span text:style-name="T11">mycall</text:span><text:span text:style-name="T12"> <text:s/>entry. <text:s text:c="2"/>The interface callsigns need not to be proper AX.25 callsigns on receive-only serlial/tcp-device interfaces, meaning that a <text:s/></text:span><text:span text:style-name="T11">N0CALL-R0 .. R9 .. RA .. RZ</text:span><text:span text:style-name="T12"> <text:s/>are fine examples of two character suffixes usable on such receivers.</text:span></text:p>
      <text:p text:style-name="Text_20_body"/>
      <text:p text:style-name="P30">MORE TO BE WRITTEN</text:p>
      <text:list xml:id="list1768207714" text:continue-list="list1240516343" text:style-name="Numbering_20_2">
        <text:list-item>
          <text:h text:style-name="Heading_20_2"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Text_20_body"/>
      <text:p text:style-name="P30">MORE TO BE WRITTEN</text:p>
      <text:list xml:id="list553530416" text:continue-numbering="true" text:style-name="Numbering_20_2">
        <text:list-item>
          <text:h text:style-name="Heading_20_2" text:outline-level="2">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is allows defining different behaviour rules per each transmission path.</text:p>
      <text:p text:style-name="Text_20_body">The Aprx implements duplicate checking per each transmitter, and if same message is received via multiple (diversity) receivers, only one copy will be transmitted.</text:p>
      <text:p text:style-name="Text_20_body"/>
      <text:p text:style-name="Text_20_body"><text:span text:style-name="T10">MORE TO BE WRI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style:page-number="auto" fo:background-color="#e6e6e6">
        <style:background-image/>
      </style:paragraph-properties>
      <style:text-properties style:font-name="Liberation Mono"/>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13</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05T19:08:59</dc:date>
    <dc:creator>Matti KP20NG</dc:creator>
    <meta:editing-duration>PT20H14M49S</meta:editing-duration>
    <meta:editing-cycles>89</meta:editing-cycles>
    <meta:generator>OpenOffice.org/3.2$Unix OpenOffice.org_project/320m6$Build-9459</meta:generator>
    <dc:title>Aprx 1.96 Manual</dc:title>
    <meta:document-statistic meta:table-count="0" meta:image-count="0" meta:object-count="0" meta:page-count="15" meta:paragraph-count="272" meta:word-count="1882" meta:character-count="12596"/>
  </office:meta>
</office:document-meta>
</file>